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ohit Punjabi" svg:font-family="'Lohit Punjab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28d1"/>
    </style:style>
    <style:style style:name="P2" style:family="paragraph" style:parent-style-name="Standard" style:list-style-name="L1">
      <style:text-properties fo:font-size="12pt" fo:font-weight="normal" officeooo:rsid="0004941a" officeooo:paragraph-rsid="000d28d1" style:font-size-asian="10.5pt" style:font-weight-asian="normal" style:font-size-complex="12pt" style:font-weight-complex="normal"/>
    </style:style>
    <style:style style:name="P3" style:family="paragraph" style:parent-style-name="Standard" style:list-style-name="L1">
      <style:text-properties fo:font-size="12pt" fo:font-weight="normal" officeooo:rsid="0006dccb" officeooo:paragraph-rsid="000d28d1" style:font-size-asian="10.5pt" style:font-weight-asian="normal" style:font-size-complex="12pt" style:font-weight-complex="normal"/>
    </style:style>
    <style:style style:name="P4" style:family="paragraph" style:parent-style-name="Standard" style:list-style-name="L1">
      <style:text-properties fo:font-size="12pt" fo:font-weight="normal" officeooo:rsid="0006dccb" officeooo:paragraph-rsid="0012b626" style:font-size-asian="10.5pt" style:font-weight-asian="normal" style:font-size-complex="12pt" style:font-weight-complex="normal"/>
    </style:style>
    <style:style style:name="P5" style:family="paragraph" style:parent-style-name="Standard" style:list-style-name="L1">
      <style:text-properties fo:font-size="12pt" fo:font-weight="normal" officeooo:rsid="000858c7" officeooo:paragraph-rsid="000d28d1" style:font-size-asian="10.5pt" style:font-weight-asian="normal" style:font-size-complex="12pt" style:font-weight-complex="normal"/>
    </style:style>
    <style:style style:name="P6" style:family="paragraph" style:parent-style-name="Standard">
      <style:text-properties fo:font-size="12pt" fo:font-weight="normal" officeooo:rsid="000858c7" officeooo:paragraph-rsid="000d28d1" style:font-size-asian="10.5pt" style:font-weight-asian="normal" style:font-size-complex="12pt" style:font-weight-complex="normal"/>
    </style:style>
    <style:style style:name="P7" style:family="paragraph" style:parent-style-name="Standard" style:list-style-name="L3">
      <style:text-properties fo:font-size="12pt" fo:font-weight="normal" officeooo:rsid="000b6974" officeooo:paragraph-rsid="000ef460" style:font-size-asian="10.5pt" style:font-weight-asian="normal" style:font-size-complex="12pt" style:font-weight-complex="normal"/>
    </style:style>
    <style:style style:name="P8" style:family="paragraph" style:parent-style-name="Standard">
      <style:text-properties fo:font-size="12pt" fo:font-weight="normal" officeooo:rsid="000b6974" officeooo:paragraph-rsid="000ef4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b6974" officeooo:paragraph-rsid="000ef460" style:font-size-asian="10.5pt" style:font-weight-asian="normal" style:font-size-complex="12pt" style:font-weight-complex="normal"/>
    </style:style>
    <style:style style:name="P10" style:family="paragraph" style:parent-style-name="Standard" style:list-style-name="L3">
      <style:text-properties fo:font-size="12pt" fo:font-weight="normal" officeooo:rsid="0009a578" officeooo:paragraph-rsid="000ef460" style:font-size-asian="10.5pt" style:font-weight-asian="normal" style:font-size-complex="12pt" style:font-weight-complex="normal"/>
    </style:style>
    <style:style style:name="P11" style:family="paragraph" style:parent-style-name="Standard" style:list-style-name="L5">
      <style:text-properties fo:font-size="12pt" fo:font-weight="normal" officeooo:rsid="000c3861" officeooo:paragraph-rsid="000ef460" fo:background-color="#ffff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c3861" officeooo:paragraph-rsid="000ef460" fo:background-color="#ffffff" style:font-size-asian="10.5pt" style:font-weight-asian="normal" style:font-size-complex="12pt" style:font-weight-complex="normal"/>
    </style:style>
    <style:style style:name="P13" style:family="paragraph" style:parent-style-name="Standard" style:list-style-name="L6">
      <style:paragraph-properties fo:text-align="start" style:justify-single-word="false"/>
      <style:text-properties fo:font-size="12pt" fo:font-weight="normal" officeooo:rsid="000c3861" officeooo:paragraph-rsid="000fe55e" fo:background-color="#ffffff" style:font-size-asian="10.5pt" style:font-weight-asian="normal" style:font-size-complex="12pt" style:font-weight-complex="normal"/>
    </style:style>
    <style:style style:name="P14" style:family="paragraph" style:parent-style-name="Standard" style:list-style-name="L5">
      <style:text-properties fo:font-size="12pt" fo:font-weight="normal" officeooo:rsid="000b6974" officeooo:paragraph-rsid="000ef460" fo:background-color="#ffffff" style:font-size-asian="10.5pt" style:font-weight-asian="normal" style:font-size-complex="12pt" style:font-weight-complex="normal"/>
    </style:style>
    <style:style style:name="P15" style:family="paragraph" style:parent-style-name="Standard" style:list-style-name="L6">
      <style:paragraph-properties fo:text-align="start" style:justify-single-word="false"/>
      <style:text-properties fo:font-size="12pt" fo:font-weight="normal" officeooo:rsid="000fe55e" officeooo:paragraph-rsid="000fe55e" fo:background-color="#ffffff" style:font-size-asian="10.5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fo:font-size="12pt" fo:font-weight="normal" officeooo:rsid="00113e89" officeooo:paragraph-rsid="00113e89" fo:background-color="#ffffff" style:font-size-asian="10.5pt" style:font-weight-asian="normal" style:font-size-complex="12pt" style:font-weight-complex="normal"/>
    </style:style>
    <style:style style:name="P17" style:family="paragraph" style:parent-style-name="Standard">
      <style:text-properties style:font-name="Lohit Punjabi" fo:font-size="12pt" fo:font-weight="normal" officeooo:rsid="000858c7" officeooo:paragraph-rsid="000d28d1" fo:background-color="#ffffff" style:font-size-asian="10.5pt" style:font-weight-asian="normal" style:font-size-complex="12pt" style:font-weight-complex="normal"/>
    </style:style>
    <style:style style:name="P18" style:family="paragraph" style:parent-style-name="Standard">
      <style:text-properties style:font-name="Liberation Serif" fo:font-size="14pt" fo:font-weight="normal" officeooo:rsid="000858c7" officeooo:paragraph-rsid="000d28d1" fo:background-color="#ffffff" style:font-size-asian="14pt" style:font-weight-asian="normal" style:font-size-complex="14pt" style:font-weight-complex="normal"/>
    </style:style>
    <style:style style:name="P19" style:family="paragraph" style:parent-style-name="Standard">
      <style:text-properties style:font-name="FreeMono" fo:font-size="10.5pt" fo:font-weight="normal" officeooo:rsid="000858c7" officeooo:paragraph-rsid="000d28d1" fo:background-color="#ffffff" style:font-size-asian="10.5pt" style:font-weight-asian="normal" style:font-size-complex="10.5pt" style:font-weight-complex="normal"/>
    </style:style>
    <style:style style:name="P20" style:family="paragraph" style:parent-style-name="Standard">
      <style:text-properties style:font-name="FreeMono" fo:font-size="10.5pt" officeooo:paragraph-rsid="000d28d1" fo:background-color="#ffffff" style:font-size-asian="10.5pt" style:font-size-complex="10.5pt"/>
    </style:style>
    <style:style style:name="P21" style:family="paragraph" style:parent-style-name="Standard" style:list-style-name="L3">
      <style:text-properties style:font-name="Liberation Serif" fo:font-size="12pt" fo:font-weight="normal" officeooo:rsid="0009a578" officeooo:paragraph-rsid="0012b626" fo:background-color="#ffffff" style:font-size-asian="10.5pt" style:font-weight-asian="normal" style:font-size-complex="12pt" style:font-weight-complex="normal"/>
    </style:style>
    <style:style style:name="P22" style:family="paragraph" style:parent-style-name="Standard" style:list-style-name="L3">
      <style:text-properties style:font-name="Liberation Serif" fo:font-size="12pt" fo:font-weight="normal" officeooo:rsid="000d28d1" officeooo:paragraph-rsid="000d28d1" fo:background-color="#ffffff" style:font-size-asian="10.5pt" style:font-weight-asian="normal" style:font-size-complex="12pt" style:font-weight-complex="normal"/>
    </style:style>
    <style:style style:name="P23" style:family="paragraph" style:parent-style-name="Standard" style:list-style-name="L3">
      <style:text-properties officeooo:paragraph-rsid="000d28d1"/>
    </style:style>
    <style:style style:name="P24" style:family="paragraph" style:parent-style-name="Standard" style:list-style-name="L3">
      <style:text-properties officeooo:rsid="000ef460" officeooo:paragraph-rsid="000ef460"/>
    </style:style>
    <style:style style:name="P25" style:family="paragraph" style:parent-style-name="Standard">
      <style:paragraph-properties fo:text-align="start" style:justify-single-word="false"/>
      <style:text-properties fo:font-size="10.5pt" fo:font-weight="normal" officeooo:rsid="000c3861" officeooo:paragraph-rsid="000ef460" fo:background-color="#ffffff" style:font-size-asian="10.5pt" style:font-weight-asian="normal" style:font-size-complex="10.5pt" style:font-weight-complex="normal"/>
    </style:style>
    <style:style style:name="T1" style:family="text">
      <style:text-properties fo:font-size="14pt" fo:font-weight="bold" officeooo:rsid="0004941a"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officeooo:rsid="000b6974" fo:background-color="#ffffff" loext:char-shading-value="0"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4cc18"/>
    </style:style>
    <style:style style:name="T6" style:family="text">
      <style:text-properties fo:background-color="#dddddd" loext:char-shading-value="0"/>
    </style:style>
    <style:style style:name="T7" style:family="text">
      <style:text-properties officeooo:rsid="000d28d1" fo:background-color="#dddddd" loext:char-shading-value="0"/>
    </style:style>
    <style:style style:name="T8" style:family="text">
      <style:text-properties officeooo:rsid="000d28d1" fo:background-color="#dddddd" loext:char-shading-value="0"/>
    </style:style>
    <style:style style:name="T9" style:family="text">
      <style:text-properties officeooo:rsid="000d28d1"/>
    </style:style>
    <style:style style:name="T10" style:family="text">
      <style:text-properties style:font-name="Liberation Serif" fo:font-size="14pt" officeooo:rsid="0009a578" style:font-size-asian="14pt" style:font-size-complex="14pt"/>
    </style:style>
    <style:style style:name="T11" style:family="text">
      <style:text-properties style:font-name="Liberation Serif" fo:font-size="12pt" officeooo:rsid="0009a578" style:font-size-asian="10.5pt" style:font-size-complex="12pt"/>
    </style:style>
    <style:style style:name="T12" style:family="text">
      <style:text-properties style:font-name="Liberation Serif" fo:font-size="10.5pt" officeooo:rsid="0009a578" style:font-size-complex="10.5pt"/>
    </style:style>
    <style:style style:name="T13" style:family="text">
      <style:text-properties officeooo:rsid="0009a578"/>
    </style:style>
    <style:style style:name="T14" style:family="text">
      <style:text-properties fo:font-weight="normal" officeooo:rsid="000858c7" style:font-weight-asian="normal" style:font-weight-complex="normal"/>
    </style:style>
    <style:style style:name="T15" style:family="text">
      <style:text-properties fo:font-weight="normal" officeooo:rsid="0009a578" style:font-weight-asian="normal" style:font-weight-complex="normal"/>
    </style:style>
    <style:style style:name="T16" style:family="text">
      <style:text-properties fo:font-weight="normal" officeooo:rsid="000d28d1" style:font-weight-asian="normal" style:font-weight-complex="normal"/>
    </style:style>
    <style:style style:name="T17" style:family="text">
      <style:text-properties style:font-name="FreeMono" fo:font-size="12pt" fo:font-weight="normal" fo:background-color="#ffffff" loext:char-shading-value="0" style:font-size-asian="10.5pt" style:font-weight-asian="normal" style:font-size-complex="12pt" style:font-weight-complex="normal"/>
    </style:style>
    <style:style style:name="T18" style:family="text">
      <style:text-properties style:font-name="FreeMono" fo:font-size="11pt" style:font-size-asian="11pt" style:font-size-complex="11pt"/>
    </style:style>
    <style:style style:name="T19" style:family="text">
      <style:text-properties style:font-name="FreeMono" fo:font-size="11pt" officeooo:rsid="0009a578" style:font-size-asian="11pt" style:font-size-complex="11pt"/>
    </style:style>
    <style:style style:name="T20" style:family="text">
      <style:text-properties style:font-name="FreeMono" fo:font-size="10pt" fo:font-weight="normal" fo:background-color="#ffffff" loext:char-shading-value="0" style:font-size-asian="10pt" style:font-weight-asian="normal" style:font-size-complex="10pt" style:font-weight-complex="normal"/>
    </style:style>
    <style:style style:name="T21" style:family="text">
      <style:text-properties style:font-name="FreeMono" fo:font-size="10pt" officeooo:rsid="000ef460" style:font-size-asian="8.75pt" style:font-size-complex="10pt" fo:background-color="#ffffff"/>
    </style:style>
    <style:style style:name="T22" style:family="text">
      <style:text-properties style:font-name="FreeMono" fo:font-size="10pt" officeooo:rsid="000ef460" fo:background-color="#ffffff" loext:char-shading-value="0" style:font-size-asian="8.75pt" style:font-size-complex="10pt"/>
    </style:style>
    <style:style style:name="T23" style:family="text">
      <style:text-properties style:font-name="FreeMono" fo:font-size="10pt" fo:background-color="#ffffff" loext:char-shading-value="0" style:font-size-asian="10pt" style:font-size-complex="10pt"/>
    </style:style>
    <style:style style:name="T24" style:family="text">
      <style:text-properties style:font-name="FreeMono" fo:font-size="10pt" officeooo:rsid="000ef460" style:font-size-asian="10pt" style:font-size-complex="10pt" fo:background-color="#ffffff"/>
    </style:style>
    <style:style style:name="T25" style:family="text">
      <style:text-properties style:font-name="FreeMono" fo:font-size="10pt" style:font-size-asian="10pt" style:font-size-complex="10pt" fo:background-color="#ffffff"/>
    </style:style>
    <style:style style:name="T26" style:family="text">
      <style:text-properties style:font-name="FreeMono" officeooo:rsid="000ef460" fo:background-color="#ffffff"/>
    </style:style>
    <style:style style:name="T27" style:family="text">
      <style:text-properties style:font-name="FreeMono" fo:background-color="#ffffff"/>
    </style:style>
    <style:style style:name="T28" style:family="text">
      <style:text-properties style:font-name="FreeMono" fo:font-size="9pt" style:font-size-asian="9pt" style:font-size-complex="9pt" fo:background-color="#ffffff"/>
    </style:style>
    <style:style style:name="T29" style:family="text">
      <style:text-properties style:font-name="FreeMono" fo:font-size="10.5pt" style:font-size-complex="10.5pt"/>
    </style:style>
    <style:style style:name="T30" style:family="text">
      <style:text-properties style:font-name="FreeMono" fo:font-size="10.5pt" style:font-size-complex="10.5pt" fo:background-color="#ffffff"/>
    </style:style>
    <style:style style:name="T31" style:family="text">
      <style:text-properties style:font-name="FreeMono" fo:font-size="10.5pt" officeooo:rsid="000ef460" style:font-size-complex="10.5pt" fo:background-color="#ffffff"/>
    </style:style>
    <style:style style:name="T32" style:family="text">
      <style:text-properties style:font-name="FreeMono" fo:font-size="10.5pt" officeooo:rsid="0009a578" style:font-size-complex="10.5pt"/>
    </style:style>
    <style:style style:name="T33" style:family="text">
      <style:text-properties style:font-name="FreeMono" fo:font-size="10.5pt" fo:background-color="#ffffff" loext:char-shading-value="0" style:font-size-complex="10.5pt"/>
    </style:style>
    <style:style style:name="T34" style:family="text">
      <style:text-properties style:font-name="FreeMono" fo:font-size="10.5pt" officeooo:rsid="000ef460" fo:background-color="#ffffff" loext:char-shading-value="0" style:font-size-complex="10.5pt"/>
    </style:style>
    <style:style style:name="T35" style:family="text">
      <style:text-properties style:font-name="FreeMono" fo:font-size="10.5pt" fo:background-color="#ffffff" loext:char-shading-value="0" style:font-size-complex="10.5pt"/>
    </style:style>
    <style:style style:name="T36" style:family="text">
      <style:text-properties style:font-name="FreeMono" fo:font-size="10.5pt" officeooo:rsid="000d28d1" fo:background-color="#ffffff" loext:char-shading-value="0" style:font-size-complex="10.5pt"/>
    </style:style>
    <style:style style:name="T37" style:family="text">
      <style:text-properties style:font-name="FreeMono" fo:font-size="10.5pt" fo:font-weight="normal" fo:background-color="#ffffff" loext:char-shading-value="0" style:font-size-asian="10.5pt" style:font-weight-asian="normal" style:font-size-complex="10.5pt" style:font-weight-complex="normal"/>
    </style:style>
    <style:style style:name="T38" style:family="text">
      <style:text-properties style:font-name="FreeMono" fo:font-size="10.5pt" officeooo:rsid="0009a578" style:font-size-asian="10.5pt" style:font-size-complex="10.5pt"/>
    </style:style>
    <style:style style:name="T39" style:family="text">
      <style:text-properties style:font-name="FreeMono" fo:font-size="10.5pt" fo:background-color="#dddddd" loext:char-shading-value="0" style:font-size-complex="10.5pt"/>
    </style:style>
    <style:style style:name="T40" style:family="text">
      <style:text-properties style:font-name="FreeMono" fo:font-size="10.5pt" officeooo:rsid="000d28d1" fo:background-color="#dddddd" loext:char-shading-value="0" style:font-size-complex="10.5pt"/>
    </style:style>
    <style:style style:name="T41" style:family="text">
      <style:text-properties style:font-name="FreeMono" fo:background-color="#ffffff" loext:char-shading-value="0"/>
    </style:style>
    <style:style style:name="T42" style:family="text">
      <style:text-properties style:font-name="FreeMono" officeooo:rsid="000d28d1" fo:background-color="#ffffff" loext:char-shading-value="0"/>
    </style:style>
    <style:style style:name="T43" style:family="text">
      <style:text-properties style:font-name="FreeMono" fo:background-color="#dddddd" loext:char-shading-value="0"/>
    </style:style>
    <style:style style:name="T44" style:family="text">
      <style:text-properties style:font-name="FreeMono" officeooo:rsid="000d28d1" fo:background-color="#dddddd" loext:char-shading-value="0"/>
    </style:style>
    <style:style style:name="T45" style:family="text">
      <style:text-properties officeooo:rsid="000df256"/>
    </style:style>
    <style:style style:name="T46" style:family="text">
      <style:text-properties style:font-name="Liberation Serif" fo:font-size="12pt" fo:font-weight="normal" officeooo:rsid="000d28d1" fo:background-color="#ffffff" loext:char-shading-value="0" style:font-size-asian="10.5pt" style:font-weight-asian="normal" style:font-size-complex="12pt" style:font-weight-complex="normal"/>
    </style:style>
    <style:style style:name="T47" style:family="text">
      <style:text-properties style:font-name="Liberation Serif" fo:font-size="12pt" fo:font-weight="normal" fo:background-color="#ffffff" loext:char-shading-value="0" style:font-size-asian="10.5pt" style:font-weight-asian="normal" style:font-size-complex="12pt" style:font-weight-complex="normal"/>
    </style:style>
    <style:style style:name="T48" style:family="text">
      <style:text-properties style:font-name="Liberation Serif" fo:font-size="12pt" fo:font-style="italic" fo:font-weight="normal" fo:background-color="#ffffff" loext:char-shading-value="0" style:font-size-asian="10.5pt" style:font-style-asian="italic" style:font-weight-asian="normal" style:font-size-complex="12pt" style:font-style-complex="italic" style:font-weight-complex="normal"/>
    </style:style>
    <style:style style:name="T49" style:family="text">
      <style:text-properties style:font-name="Liberation Serif" fo:font-size="12pt" officeooo:rsid="000ef460" fo:background-color="#ffffff" loext:char-shading-value="0" style:font-size-asian="10.5pt" style:font-size-complex="12pt"/>
    </style:style>
    <style:style style:name="T50" style:family="text">
      <style:text-properties style:font-name="Liberation Serif" fo:font-size="12pt" officeooo:rsid="000ef460" style:font-size-asian="10.5pt" style:font-size-complex="12pt" fo:background-color="#ffffff"/>
    </style:style>
    <style:style style:name="T51" style:family="text">
      <style:text-properties style:font-name="Liberation Serif" fo:background-color="#ffffff" loext:char-shading-value="0"/>
    </style:style>
    <style:style style:name="T52" style:family="text">
      <style:text-properties style:font-name="Liberation Serif" officeooo:rsid="000ef460" fo:background-color="#ffffff"/>
    </style:style>
    <style:style style:name="T53" style:family="text">
      <style:text-properties style:font-name="Liberation Serif" fo:font-style="italic" officeooo:rsid="000ef460" style:font-style-asian="italic" style:font-style-complex="italic" fo:background-color="#ffffff"/>
    </style:style>
    <style:style style:name="T54" style:family="text">
      <style:text-properties style:font-name="Liberation Serif" fo:font-style="italic" officeooo:rsid="000fe55e" style:font-style-asian="italic" style:font-style-complex="italic" fo:background-color="#ffffff"/>
    </style:style>
    <style:style style:name="T55" style:family="text">
      <style:text-properties style:font-name="Liberation Serif" officeooo:rsid="000fe55e" fo:background-color="#ffffff"/>
    </style:style>
    <style:style style:name="T56" style:family="text">
      <style:text-properties style:font-name="Liberation Serif" fo:background-color="#ffffff"/>
    </style:style>
    <style:style style:name="T57" style:family="text">
      <style:text-properties officeooo:rsid="000b6974"/>
    </style:style>
    <style:style style:name="T58" style:family="text">
      <style:text-properties fo:background-color="#ffffff" loext:char-shading-value="0"/>
    </style:style>
    <style:style style:name="T59" style:family="text">
      <style:text-properties officeooo:rsid="000b6974" fo:background-color="#ffffff" loext:char-shading-value="0"/>
    </style:style>
    <style:style style:name="T60" style:family="text">
      <style:text-properties fo:background-color="#ffffff" loext:char-shading-value="0"/>
    </style:style>
    <style:style style:name="T61" style:family="text">
      <style:text-properties officeooo:rsid="000d28d1" fo:background-color="#ffffff" loext:char-shading-value="0"/>
    </style:style>
    <style:style style:name="T62" style:family="text">
      <style:text-properties officeooo:rsid="000d28d1" fo:background-color="#ff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071in" fo:text-indent="-0.25in" fo:margin-left="2.00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71in" fo:text-indent="-0.25in" fo:margin-left="2.25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71in" fo:text-indent="-0.25in" fo:margin-left="2.50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1in" fo:text-indent="-0.25in" fo:margin-left="2.75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071in" fo:text-indent="-0.25in" fo:margin-left="3.00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71in" fo:text-indent="-0.25in" fo:margin-left="3.25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071in" fo:text-indent="-0.25in" fo:margin-left="3.50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71in" fo:text-indent="-0.25in" fo:margin-left="3.75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0071in" fo:text-indent="-0.25in" fo:margin-left="4.00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71in" fo:text-indent="-0.25in" fo:margin-left="4.257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7"/><text:span text:style-name="T1">Captive Portal</text:span></text:p>
      <text:p text:style-name="P1"><text:span text:style-name="T1"/></text:p>
      <text:list xml:id="list5993959587244466252" text:style-name="L1">
        <text:list-item>
          <text:p text:style-name="P2">For realizing the captive portal, the services <text:span text:style-name="T2">nginx, php5-fpm, hostapd, dnsmasq </text:span><text:span text:style-name="T4">are required</text:span>. Install them. </text:p>
          <text:p text:style-name="P2"/>
        </text:list-item>
        <text:list-item>
          <text:p text:style-name="P2">To configure nginx and to make php work with it, follow the official <text:a xlink:type="simple" xlink:href="https://www.raspberrypi.org/documentation/remote-access/web-server/nginx.md" text:style-name="Internet_20_link" text:visited-style-name="Visited_20_Internet_20_Link">Raspberry Pi Doc</text:a> <text:span text:style-name="T5">for nginx and php</text:span>.</text:p>
          <text:p text:style-name="P2"/>
        </text:list-item>
        <text:list-item>
          <text:p text:style-name="P4">For configuring the pi in AP mode, follow this <text:a xlink:type="simple" xlink:href="https://brennanhm.ca/knowledgebase/2016/10/raspberry-pi-access-point-and-captive-portal-without-internet/" text:style-name="Internet_20_link" text:visited-style-name="Visited_20_Internet_20_Link">tutorial</text:a> till Configure Dnsmasq (Before Create Site Files) section. Now the nginx default page will open when any site is tried. As of now, there is no captive portal available.</text:p>
          <text:p text:style-name="P4"><text:s/></text:p>
        </text:list-item>
        <text:list-item>
          <text:p text:style-name="P3">The default file present in the location <text:span text:style-name="T23">/etc/nginx/sites-available/</text:span> is the configuration file that tells nginx where the files for the sites are available (root directory) and how to handle client requests. </text:p>
          <text:p text:style-name="P3"/>
        </text:list-item>
        <text:list-item>
          <text:p text:style-name="P5">On opening the file, it can be seen that <text:span text:style-name="T35">/var/www/html/</text:span> is the root directory for keeping the site files. So <text:span text:style-name="T9">all the files present in the </text:span><text:span text:style-name="T36">SiteFiles</text:span><text:span text:style-name="T9"> folder</text:span> in the root directory.</text:p>
          <text:p text:style-name="P5"/>
        </text:list-item>
        <text:list-item>
          <text:p text:style-name="P5">The line below the root <text:span text:style-name="T35">/var/www/html/</text:span> in the default configuration file contains the list of default files that the nginx will execute. Here replace the default file <text:span text:style-name="T35">nginx-debian.html</text:span> with <text:span text:style-name="T36">homepage</text:span><text:span text:style-name="T35">.html </text:span>to open that page. Add the following lines to the file for the captive portal.</text:p>
        </text:list-item>
      </text:list>
      <text:p text:style-name="P6"/>
      <text:p text:style-name="P18"><text:s text:c="6"/><text:span text:style-name="T38"># Redirects requests for /generate_204 to open the captive portal screen <text:s text:c="15"/></text:span></text:p>
      <text:p text:style-name="P19"><text:s text:c="5"/><text:span text:style-name="T13">location /generate_204 { <text:s text:c="88"/></text:span></text:p>
      <text:p text:style-name="P20"><text:span text:style-name="T14"><text:s text:c="12"/></text:span><text:span text:style-name="T15">return 302 <text:s/>http://openPLC.localne</text:span><text:span text:style-name="T16">t</text:span><text:span text:style-name="T15">/</text:span><text:span text:style-name="T16">homepage</text:span><text:span text:style-name="T15">.html <text:s text:c="47"/></text:span></text:p>
      <text:p text:style-name="P17"><text:span text:style-name="T29"><text:s text:c="5"/></text:span><text:span text:style-name="T32">} <text:s/></text:span><text:span text:style-name="T12"><text:s/></text:span><text:span text:style-name="T10"><text:s text:c="88"/></text:span></text:p>
      <text:p text:style-name="P17"><text:span text:style-name="T11"/></text:p>
      <text:list xml:id="list9107857447757992561" text:style-name="L3">
        <text:list-item>
          <text:p text:style-name="P21">Now, the captive portal will open <text:span text:style-name="T45">when</text:span> connect<text:span text:style-name="T45">ed</text:span> to the hotspot on <text:span text:style-name="T45">a</text:span> phone or <text:span text:style-name="T45">a</text:span> PC.</text:p>
          <text:p text:style-name="P21"><text:s/></text:p>
        </text:list-item>
        <text:list-item>
          <text:p text:style-name="P22">The captive portal allows us to do one of the three things</text:p>
          <text:p text:style-name="P23"><text:span text:style-name="T46"><text:s text:c="14"/>1. Connect to an existing wifi network through wlan0 interface.</text:span></text:p>
          <text:p text:style-name="P23"><text:span text:style-name="T46"><text:s text:c="14"/>2. Change the static ip of the wlan0 interface.</text:span></text:p>
          <text:p text:style-name="P23"><text:span text:style-name="T46"><text:s text:c="14"/>3. Change the static ip of the eth0 interface.</text:span></text:p>
          <text:p text:style-name="P23"><text:span text:style-name="T46"/></text:p>
        </text:list-item>
        <text:list-item>
          <text:p text:style-name="P24"><text:span text:style-name="T46">A</text:span><text:span text:style-name="T47">ll the three operations have a shell script at the backend that rewrites certain files namely </text:span><text:span text:style-name="T37">/etc/network/interfaces</text:span><text:span text:style-name="T47"> and </text:span><text:span text:style-name="T37">/etc/wpa_supplicant/wpa_supplicant.conf</text:span><text:span text:style-name="T47"> files and reboots the pi. </text:span></text:p>
          <text:p text:style-name="P24"><text:span text:style-name="T47"/></text:p>
        </text:list-item>
        <text:list-item>
          <text:p text:style-name="P24"><text:span text:style-name="T47">This won’t work now since nginx runs its server using a default user and a group called <text:s text:c="4"/></text:span><text:span text:style-name="T48">www-data</text:span><text:span text:style-name="T47"> and the users of this group don’t have the permission to write to the above mentioned files. </text:span></text:p>
          <text:p text:style-name="P24"><text:span text:style-name="T47"/></text:p>
        </text:list-item>
        <text:list-item>
          <text:p text:style-name="P10">Therefore, <text:span text:style-name="T57">the user and the group ownership of these files</text:span> <text:span text:style-name="T57">should be changed to </text:span><text:span text:style-name="T3">www-data</text:span><text:span text:style-name="T59">.</text:span><text:span text:style-name="T57"> </text:span></text:p>
          <text:p text:style-name="P10"/>
        </text:list-item>
        <text:list-item>
          <text:p text:style-name="P7"><text:span text:style-name="T51">Execute the following command: </text:span></text:p>
        </text:list-item>
      </text:list>
      <text:p text:style-name="P9"><text:span text:style-name="T51"><text:s text:c="30"/></text:span><text:span text:style-name="T34">sudo chown -R www-data:www-data /var/www/html</text:span></text:p>
      <text:p text:style-name="P8"><text:soft-page-break/><text:span text:style-name="T49"/></text:p>
      <text:list xml:id="list772518180711084569" text:style-name="L5">
        <text:list-item>
          <text:p text:style-name="P14">The above command will change the user and group ownership of all the files in the root directory. </text:p>
          <text:p text:style-name="P14"/>
        </text:list-item>
        <text:list-item>
          <text:p text:style-name="P11"><text:span text:style-name="T52">Similarly change the ownership for the two files (</text:span><text:span text:style-name="T31">wpa_supplicant.conf</text:span><text:span text:style-name="T52"> and </text:span><text:span text:style-name="T31">interfaces</text:span><text:span text:style-name="T52">) that will be rewritten by executing the following commands: </text:span></text:p>
        </text:list-item>
      </text:list>
      <text:p text:style-name="P12"><text:span text:style-name="T52"><text:s text:c="16"/></text:span><text:span text:style-name="T21"><text:s text:c="4"/></text:span><text:span text:style-name="T31"><text:s text:c="2"/>sudo chown www-data:www-data /etc/network/interfaces</text:span></text:p>
      <text:p text:style-name="P25"><text:span text:style-name="T26"><text:s text:c="7"/>sudo chown www-data:www-data /etc/wpa_supplicant/wpa_supplicant.conf</text:span></text:p>
      <text:p text:style-name="P12"><text:span text:style-name="T50"/></text:p>
      <text:list xml:id="list6758830616670400766" text:style-name="L6">
        <text:list-item>
          <text:p text:style-name="P13"><text:span text:style-name="T52">The </text:span><text:span text:style-name="T31">replace.sh</text:span><text:span text:style-name="T52"> script uses </text:span><text:span text:style-name="T53">sed</text:span><text:span text:style-name="T52"> </text:span><text:span text:style-name="T55">(Stream Editor) </text:span><text:span text:style-name="T52">to rewrite files. </text:span><text:span text:style-name="T55">What </text:span><text:span text:style-name="T54">sed</text:span><text:span text:style-name="T55"> does is, it</text:span><text:span text:style-name="T52"> creates a new copy of the file, edits it and replaces it with the existing file. Therefore we need to provide permissions for the directories containing these files as well. This is again done by </text:span><text:span text:style-name="T31">chown</text:span><text:span text:style-name="T52"> command. </text:span></text:p>
          <text:p text:style-name="P13"><text:span text:style-name="T52"/></text:p>
        </text:list-item>
        <text:list-item>
          <text:p text:style-name="P15"><text:span text:style-name="T52">N</text:span><text:span text:style-name="T56">ow, provide appropriate limited read, write and execute permissions to these files using the </text:span><text:span text:style-name="T30">chmod</text:span><text:span text:style-name="T56"> command. </text:span></text:p>
          <text:p text:style-name="P15"><text:span text:style-name="T56"/></text:p>
        </text:list-item>
        <text:list-item>
          <text:p text:style-name="P15"><text:span text:style-name="T56">Now, edit the </text:span><text:span text:style-name="T30">/etc/network/interfaces</text:span><text:span text:style-name="T56"> such that it has the exact content of the </text:span><text:span text:style-name="T30">interfaces_default</text:span><text:span text:style-name="T56"> file.</text:span></text:p>
          <text:p text:style-name="P15"><text:span text:style-name="T56"/></text:p>
        </text:list-item>
        <text:list-item>
          <text:p text:style-name="P15"><text:span text:style-name="T56">Similarly, edit the </text:span><text:span text:style-name="T30">/etc/wpa_supplicant/wpa_supplicant.conf</text:span><text:span text:style-name="T56"> file such that it has the exact content of the </text:span><text:span text:style-name="T30">wpa_supplicant_default.conf</text:span><text:span text:style-name="T56"> file. </text:span></text:p>
          <text:p text:style-name="P15"><text:span text:style-name="T56"/></text:p>
        </text:list-item>
        <text:list-item>
          <text:p text:style-name="P15"><text:span text:style-name="T56">Make a copy of both the files in their respective directories and name them </text:span><text:span text:style-name="T30">interfaces_orig</text:span><text:span text:style-name="T56"> and </text:span><text:span text:style-name="T30">wpa_supplicant_orig.conf</text:span><text:span text:style-name="T56"> by using </text:span><text:span text:style-name="T30">cp</text:span><text:span text:style-name="T56"> command. These files will be used for resetting the PI back to the default state. </text:span></text:p>
          <text:p text:style-name="P15"><text:span text:style-name="T56"/></text:p>
        </text:list-item>
        <text:list-item>
          <text:p text:style-name="P16"><text:span text:style-name="T56">Now place the </text:span><text:span text:style-name="T30">network_startup.sh</text:span><text:span text:style-name="T56"> script anywhere and add the following line to the </text:span><text:span text:style-name="T30">/etc/rc.local</text:span><text:span text:style-name="T56"> file before the last line</text:span></text:p>
          <text:p text:style-name="P16"><text:span text:style-name="T56"><text:s text:c="25"/></text:span><text:span text:style-name="T30">/path/to/your/file/network_startup.sh || exit 1</text:span></text:p>
          <text:p text:style-name="P16"><text:span text:style-name="T30"/></text:p>
        </text:list-item>
        <text:list-item>
          <text:p text:style-name="P16"><text:span text:style-name="T56">This script configures the static ip to the eth0 interface if wlan0 is not present and does nothing in any of the other two cases. Adding it to the </text:span><text:span text:style-name="T30">rc.local</text:span><text:span text:style-name="T56"> file will run the file on boo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ohit Punjabi" svg:font-family="'Lohit Punjab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5:18:13.737378381</meta:creation-date>
    <dc:date>2017-06-07T16:06:26.919431319</dc:date>
    <meta:editing-duration>PT2M19S</meta:editing-duration>
    <meta:editing-cycles>1</meta:editing-cycles>
    <meta:document-statistic meta:table-count="0" meta:image-count="0" meta:object-count="0" meta:page-count="2" meta:paragraph-count="50" meta:word-count="624" meta:character-count="4208" meta:non-whitespace-character-count="3174"/>
    <meta:generator>LibreOffice/5.1.6.2$Linux_X86_64 LibreOffice_project/10m0$Build-2</meta:generator>
  </office:meta>
</office:document-meta>
</file>